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78b24" officeooo:paragraph-rsid="00078b2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officeooo:rsid="00078b24" officeooo:paragraph-rsid="00078b2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78b24" officeooo:paragraph-rsid="00078b2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78b24" officeooo:paragraph-rsid="00078b24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78b24" officeooo:paragraph-rsid="0008e51a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8e51a" officeooo:paragraph-rsid="0008e51a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92713" officeooo:paragraph-rsid="00092713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78b24" officeooo:paragraph-rsid="00078b24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e51a"/>
    </style:style>
    <style:style style:name="T3" style:family="text">
      <style:text-properties officeooo:rsid="0009271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a6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IARIO DI BORDO</text:p>
      <text:p text:style-name="P1"/>
      <text:p text:style-name="P4"><text:span text:style-name="T1">1° giorno</text:span> (29/02/2016): abbiamo deciso di realizzare un sintetizzatore proposto dall'alunno Francesco Coppola. Successivamente ci siamo informati sul funzionamento dello strumento, per poi procedere con <text:span text:style-name="T3">l'assemblamento.</text:span></text:p>
      <text:p text:style-name="P4"/>
      <text:p text:style-name="P5"><text:span text:style-name="T1">2° giorno</text:span> (02/03/2016): <text:span text:style-name="T2">abbiamo assemblato così il nostro sintetizzatore con pezzi specifici comprati in precedenza dall'elettricista. Dopo di che abbiamo iniziato a trascrivere la relazione.</text:span></text:p>
      <text:p text:style-name="P5"/>
      <text:p text:style-name="P6"><text:span text:style-name="T1">3° giorno</text:span> (03/03/2016): abbiamo testato per la prima volta il funzionamento effettivo del nostro strumento collegandolo ad una presa della corrente.</text:p>
      <text:p text:style-name="P6">Abbiamo quindi proseguito la relazione.</text:p>
      <text:p text:style-name="P6"/>
      <text:p text:style-name="P6"><text:span text:style-name="T1">4° giorno</text:span> (07/03/2016): abbiamo aggiunto nuovi pezzi al nostro strumento al fine di perfezionarne <text:span text:style-name="T3">il Sytnh</text:span> rendendo quest'ultim<text:span text:style-name="T3">o</text:span> più compless<text:span text:style-name="T3">o</text:span>.</text:p>
      <text:p text:style-name="P6">Inoltre abbiamo costruito il grafico dell'onda sonora mediante il software Audacity.</text:p>
      <text:p text:style-name="P6"/>
      <text:p text:style-name="P6"><text:span text:style-name="T1">5° giorno</text:span> (09/03/2016): abbiamo progettato una scatola di plexiglas (“<text:span text:style-name="T4">case</text:span>”) <text:span text:style-name="T3">per proteggere il nostro strumento ed infine abbiamo continuato con la stesura della relazione.</text:span></text:p>
      <text:p text:style-name="P6"/>
      <text:p text:style-name="P7"><text:span text:style-name="T1">6° giorno</text:span> (10/03/2016): abbiamo terminato la relazione per poi scriverla al computer. Inoltre abbiamo contribuito al progetto “<text:span text:style-name="T4">The sound of Poetry</text:span>” facendo una presentazione <text:span text:style-name="T5">attraverso delle</text:span><text:span text:style-name="T4"> slide</text:span>.</text:p>
      <text:p text:style-name="P7"/>
      <text:p text:style-name="P7"><text:span text:style-name="T1">7° giorno</text:span> (16/03/2016): abbiamo scritto sia il “Diario di Bordo” sia il “glossario” al computer, <text:span text:style-name="T5">d</text:span>opo di che, ci siamo divisi il lavoro da verbalizzare per il giorno della presentazione.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9:42:09.931402508</meta:creation-date>
    <dc:date>2016-03-16T10:49:59.986881934</dc:date>
    <meta:editing-duration>PT51M19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10" meta:word-count="192" meta:character-count="1394" meta:non-whitespace-character-count="1212"/>
  </office:meta>
</office:document-meta>
</file>